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65d47" officeooo:paragraph-rsid="00165d47"/>
    </style:style>
    <style:style style:name="P2" style:family="paragraph" style:parent-style-name="Standard">
      <style:text-properties officeooo:rsid="001d73e4" officeooo:paragraph-rsid="001d73e4"/>
    </style:style>
    <style:style style:name="P3" style:family="paragraph" style:parent-style-name="Standard">
      <style:text-properties officeooo:rsid="001da851" officeooo:paragraph-rsid="001da851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165d47" officeooo:paragraph-rsid="00165d47" style:font-size-asian="18pt" style:font-weight-asian="bold" style:font-size-complex="18pt" style:font-weight-complex="bold"/>
    </style:style>
    <style:style style:name="P5" style:family="paragraph" style:parent-style-name="Standard" style:master-page-name="">
      <loext:graphic-properties draw:fill="none"/>
      <style:paragraph-properties fo:margin-top="0cm" fo:margin-bottom="0.3cm" loext:contextual-spacing="false" fo:text-align="justify" style:justify-single-word="false" style:page-number="auto" fo:background-color="transparent" style:shadow="none"/>
      <style:text-properties officeooo:rsid="00165d47" officeooo:paragraph-rsid="00165d47"/>
    </style:style>
    <style:style style:name="P6" style:family="paragraph" style:parent-style-name="Standard">
      <loext:graphic-properties draw:fill="none"/>
      <style:paragraph-properties fo:margin-top="0cm" fo:margin-bottom="0.3cm" loext:contextual-spacing="false" fo:text-align="justify" style:justify-single-word="false" fo:background-color="transparent" style:shadow="none"/>
      <style:text-properties officeooo:rsid="00165d47" officeooo:paragraph-rsid="00165d47"/>
    </style:style>
    <style:style style:name="P7" style:family="paragraph" style:parent-style-name="Standard">
      <loext:graphic-properties draw:fill="none"/>
      <style:paragraph-properties fo:margin-top="0cm" fo:margin-bottom="0.4cm" loext:contextual-spacing="false" fo:line-height="150%" fo:text-align="justify" style:justify-single-word="false" fo:background-color="transparent" style:shadow="none"/>
      <style:text-properties officeooo:rsid="00165d47" officeooo:paragraph-rsid="00165d47"/>
    </style:style>
    <style:style style:name="P8" style:family="paragraph" style:parent-style-name="Standard">
      <loext:graphic-properties draw:fill="none"/>
      <style:paragraph-properties fo:margin-top="0cm" fo:margin-bottom="0.4cm" loext:contextual-spacing="false" fo:line-height="150%" fo:text-align="justify" style:justify-single-word="false" fo:background-color="transparent" style:shadow="none"/>
      <style:text-properties officeooo:rsid="0017711f" officeooo:paragraph-rsid="0017711f"/>
    </style:style>
    <style:style style:name="P9" style:family="paragraph" style:parent-style-name="Standard">
      <loext:graphic-properties draw:fill="none"/>
      <style:paragraph-properties fo:margin-top="0cm" fo:margin-bottom="0.4cm" loext:contextual-spacing="false" fo:line-height="150%" fo:text-align="justify" style:justify-single-word="false" fo:background-color="transparent" style:shadow="none"/>
      <style:text-properties officeooo:rsid="0017711f" officeooo:paragraph-rsid="001bb491"/>
    </style:style>
    <style:style style:name="P10" style:family="paragraph" style:parent-style-name="Standard">
      <loext:graphic-properties draw:fill="none"/>
      <style:paragraph-properties fo:margin-top="0cm" fo:margin-bottom="0.4cm" loext:contextual-spacing="false" fo:line-height="150%" fo:text-align="justify" style:justify-single-word="false" fo:background-color="transparent" style:shadow="none"/>
      <style:text-properties officeooo:rsid="0018e77b" officeooo:paragraph-rsid="0018e77b"/>
    </style:style>
    <style:style style:name="P11" style:family="paragraph" style:parent-style-name="Standard">
      <loext:graphic-properties draw:fill="none"/>
      <style:paragraph-properties fo:margin-top="0cm" fo:margin-bottom="0.4cm" loext:contextual-spacing="false" fo:line-height="150%" fo:text-align="justify" style:justify-single-word="false" fo:background-color="transparent" style:shadow="none"/>
      <style:text-properties officeooo:rsid="00191a8c" officeooo:paragraph-rsid="001bb491"/>
    </style:style>
    <style:style style:name="P12" style:family="paragraph" style:parent-style-name="Standard" style:list-style-name="L1">
      <loext:graphic-properties draw:fill="none"/>
      <style:paragraph-properties fo:margin-top="0cm" fo:margin-bottom="0.4cm" loext:contextual-spacing="false" fo:line-height="150%" fo:text-align="justify" style:justify-single-word="false" fo:background-color="transparent" style:shadow="none"/>
      <style:text-properties officeooo:rsid="00165d47" officeooo:paragraph-rsid="00165d47"/>
    </style:style>
    <style:style style:name="P13" style:family="paragraph" style:parent-style-name="Standard" style:list-style-name="L1">
      <loext:graphic-properties draw:fill="none"/>
      <style:paragraph-properties fo:margin-top="0cm" fo:margin-bottom="0.4cm" loext:contextual-spacing="false" fo:line-height="150%" fo:text-align="justify" style:justify-single-word="false" fo:background-color="transparent" style:shadow="none"/>
      <style:text-properties officeooo:rsid="0017711f" officeooo:paragraph-rsid="0017711f"/>
    </style:style>
    <style:style style:name="T1" style:family="text">
      <style:text-properties officeooo:rsid="0018e77b"/>
    </style:style>
    <style:style style:name="T2" style:family="text">
      <style:text-properties officeooo:rsid="00191a8c"/>
    </style:style>
    <style:style style:name="T3" style:family="text">
      <style:text-properties officeooo:rsid="001bb491"/>
    </style:style>
    <style:style style:name="T4" style:family="text">
      <style:text-properties officeooo:rsid="001da851"/>
    </style:style>
    <style:style style:name="T5" style:family="text">
      <style:text-properties officeooo:rsid="002068f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ettre de recommandation</text:p>
      <text:p text:style-name="P1"/>
      <text:p text:style-name="P1"/>
      <text:p text:style-name="P1"/>
      <text:p text:style-name="P1"/>
      <text:p text:style-name="P5"/>
      <text:p text:style-name="P6"/>
      <text:p text:style-name="P7">Marie-Sarah Laroche a été accueilli<text:span text:style-name="T5">e</text:span> par l’association A3C Presqu’île pour <text:span text:style-name="T3">un </text:span>stage bénévole <text:span text:style-name="T4">durant les mois de </text:span>juin <text:span text:style-name="T3">et d</text:span>e juillet 2020.</text:p>
      <text:p text:style-name="P7">Ses activités ont été centrées principalement sur <text:span text:style-name="T5">deux</text:span> dossiers :</text:p>
      <text:list xml:id="list1961348269" text:style-name="L1">
        <text:list-item>
          <text:p text:style-name="P12">demande auprès de l’administration fiscale de la reconnaissance d’intérêt général (rescrit fiscal)</text:p>
        </text:list-item>
        <text:list-item>
          <text:p text:style-name="P13">demande de subvention FEDER.</text:p>
        </text:list-item>
      </text:list>
      <text:p text:style-name="P8">En outre, elle a participé à la rédaction de <text:span text:style-name="T5">deux</text:span> newsletters, une demande de réclamation et la rédaction d’un wiki.</text:p>
      <text:p text:style-name="P8">Marie-Sarah a organisé sa mission en télétravail et <text:span text:style-name="T1">a séjourné une semaine au siège de l’association. <text:s/>Elle a rencontré plusieurs membres de l’association avec lesquels le dialogue a été d’excellente qualité.</text:span></text:p>
      <text:p text:style-name="P10">Elle a travaillé principalement avec le Président de l’association.</text:p>
      <text:p text:style-name="P10">Le suivi de ses activités a été réalisé par le biais d’appels téléphonique et de visioconférences.</text:p>
      <text:p text:style-name="P9"><text:span text:style-name="T2">Les qualités de </text:span>Marie-Sarah <text:span text:style-name="T2">sont la facilité à s’adapter à des problématiques nouvelles, la rapidité de compréhension, l’excellence de sa rédaction.</text:span></text:p>
      <text:p text:style-name="P11"><text:span text:style-name="T4">S</text:span>es qualités professionnelles sont complétées d’une très bonne culture générale et d’une excellente éducation.</text:p>
      <text:p text:style-name="P9"/>
      <text:p text:style-name="P2"/>
      <text:p text:style-name="P2"/>
      <text:p text:style-name="P2">Régis Leruste</text:p>
      <text:p text:style-name="P2">Président A3C Presqu’île</text:p>
      <text:p text:style-name="P3">http://quiet-cook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30T16:38:28.269166671</meta:creation-date>
    <dc:date>2020-07-31T16:03:11.540636643</dc:date>
    <meta:editing-duration>PT16M8S</meta:editing-duration>
    <meta:editing-cycles>3</meta:editing-cycles>
    <meta:generator>LibreOffice/6.0.7.3$Linux_X86_64 LibreOffice_project/00m0$Build-3</meta:generator>
    <meta:print-date>2020-07-31T16:03:45.749184109</meta:print-date>
    <meta:document-statistic meta:table-count="0" meta:image-count="0" meta:object-count="0" meta:page-count="1" meta:paragraph-count="14" meta:word-count="170" meta:character-count="1158" meta:non-whitespace-character-count="1003"/>
  </office:meta>
</office:document-meta>
</file>